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Footnote">
      <style:text-properties officeooo:paragraph-rsid="101f3d54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Footnote">
      <style:text-properties officeooo:paragraph-rsid="101b7bd9"/>
    </style:style>
    <style:style style:name="P71" style:family="paragraph" style:parent-style-name="Standard">
      <style:text-properties officeooo:paragraph-rsid="103d33d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783d40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officeooo:rsid="1049ed3a"/>
    </style:style>
    <style:style style:name="T131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officeooo:rsid="10555e93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language="en" fo:country="GB"/>
    </style:style>
    <style:style style:name="T190" style:family="text">
      <style:text-properties fo:language="en" fo:country="GB" officeooo:rsid="10a19599"/>
    </style:style>
    <style:style style:name="T191" style:family="text">
      <style:text-properties fo:language="en" fo:country="GB" officeooo:rsid="10b6b930"/>
    </style:style>
    <style:style style:name="T192" style:family="text">
      <style:text-properties fo:language="en" fo:country="GB" officeooo:rsid="104a6b49"/>
    </style:style>
    <style:style style:name="T19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9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97" style:family="text">
      <style:text-properties fo:language="en" fo:country="GB" officeooo:rsid="10555e93" style:font-size-asian="12pt" style:font-size-complex="12pt"/>
    </style:style>
    <style:style style:name="T198" style:family="text">
      <style:text-properties officeooo:rsid="0f981b1c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officeooo:rsid="10b6b930"/>
    </style:style>
    <style:style style:name="T217" style:family="text">
      <style:text-properties officeooo:rsid="10653724"/>
    </style:style>
    <style:style style:name="T218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1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8"><text:span text:style-name="T199">This </text:span><text:span text:style-name="T201"><text:user-field-get text:name="Distro">Ubuntu</text:user-field-get></text:span><text:span text:style-name="T200"><text:s/></text:span><text:span text:style-name="T202"><text:user-field-get text:name="Version">24.04 LTS</text:user-field-get></text:span><text:span text:style-name="T202"><text:s/>Desktop</text:span><text:span text:style-name="T199"> from April </text:span><text:span text:style-name="T203"><text:user-field-get text:name="Releaseyear">2024</text:user-field-get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93">&lt;user</text:span><text:span text:style-name="T158">&gt;</text:span><text:span text:style-name="T170"><text:tab/><text:tab/></text:span><text:span text:style-name="T179"> <text:tab/><text:tab/><text:tab/> </text:span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text:tab/><text:span text:style-name="T177">e</text:span><text:span text:style-name="T175">.g.</text:span><text:span text:style-name="T214"> </text:span><text:span text:style-name="T185">J</text:span><text:span text:style-name="T186">ohn Doe</text:span></text:p>
      <text:p text:style-name="P74"><text:span text:style-name="T11">&lt;</text:span><text:span text:style-name="T183">user</text:span><text:span text:style-name="T6">na</text:span><text:span text:style-name="T9">me</text:span><text:span text:style-name="T158">&gt;</text:span><text:span text:style-name="T181"><text:tab/><text:tab/><text:tab/> </text:span><text:span text:style-name="T181"><draw:control text:anchor-type="as-char" svg:y="-0.4cm" draw:z-index="11" draw:name="Gberuikersnaam 2" draw:style-name="gr2" draw:text-style-name="P87" svg:width="6.002cm" svg:height="0.5cm" draw:control="control10"><svg:title>Gebruikersnaam</svg:title><svg:desc>Korte naam, bijv. jan</svg:desc></draw:control></text:span><text:span text:style-name="T181"><text:tab/></text:span><text:span text:style-name="T182">e</text:span><text:span text:style-name="T215">.g.</text:span><text:span text:style-name="T4"> </text:span><text:span text:style-name="T109">j</text:span><text:span text:style-name="T110">oh</text:span><text:span text:style-name="T109">n</text:span></text:p>
      <text:p text:style-name="P16"><text:span text:style-name="T11">&lt;</text:span><text:span text:style-name="T12">computername</text:span><text:span text:style-name="T158">&gt;</text:span><text:span text:style-name="T184"><text:tab/> </text:span><text:span text:style-name="T6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15">.g.</text:span><text:span text:style-name="T161"> </text:span><text:span text:style-name="T169">pc02</text:span></text:p>
      <text:p text:style-name="P17"><text:span text:style-name="T193">&lt;</text:span><text:span text:style-name="T159">user</text:span><text:span text:style-name="T158">&gt;</text:span><text:span text:style-name="T165"><text:tab/><text:tab/></text:span><text:span text:style-name="T179"> <text:tab/><text:tab/><text:tab/> </text:span><text:span text:style-name="T171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171"><text:tab/></text:span><text:span text:style-name="T177">i</text:span><text:span text:style-name="T176">.e.</text:span><text:span text:style-name="T172"> </text:span><text:span text:style-name="T173">additional </text:span><text:span text:style-name="T174">user</text:span><text:span text:style-name="T178">s</text:span></text:p>
      <text:p text:style-name="P74"><text:span text:style-name="T193">&lt;</text:span><text:span text:style-name="T159">user</text:span><text:span text:style-name="T160">n</text:span><text:span text:style-name="T157">a</text:span><text:span text:style-name="T158">me&gt;</text:span><text:span text:style-name="T156"><text:tab/><text:tab/><text:tab/> </text:span><text:span text:style-name="T181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181"><text:tab/></text:span><text:span text:style-name="T182">i</text:span><text:span text:style-name="T176">.e.</text:span><text:span text:style-name="T166"> </text:span><text:span text:style-name="T162">additional </text:span><text:span text:style-name="T163">user</text:span><text:span text:style-name="T164">s</text:span></text:p>
      <text:p text:style-name="P72"><text:span text:style-name="T217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31">Not yet on Linux?</text:span></text:span><text:span text:style-name="T101"><text:tab/></text:span><text:span text:style-name="T106">Use</text:span><text:span text:style-name="T102"> </text:span><text:span text:style-name="Strong_20_Emphasis"><text:span text:style-name="T107">Checklist </text:span></text:span><text:span text:style-name="Strong_20_Emphasis"><text:span text:style-name="T108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 </text:span><text:span text:style-name="T105">u</text:span><text:span text:style-name="T103">nder </text:span><text:span text:style-name="Strong_20_Emphasis"><text:span text:style-name="T132">Linux</text:span></text:span><text:span text:style-name="T104">.</text:span></text:p>
      <text:p text:style-name="P44"><text:span text:style-name="Strong_20_Emphasis"><text:span text:style-name="T122">New installation?<text:tab/></text:span></text:span><text:span text:style-name="T119"><text:tab/></text:span><text:span text:style-name="T121">Start at chapter</text:span><text:span text:style-name="T119">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Perform installation</text:bookmark-ref></text:span></text:span><text:span text:style-name="T120">.</text:span></text:p>
      <text:p text:style-name="P39"/>
      <text:p text:style-name="P39"/>
      <text:list text:style-name="L1">
        <text:list-item>
          <text:p text:style-name="P83"><text:bookmark-start text:name="__RefNumPara__4083_1271708128"/>Prepar<text:span text:style-name="T198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95">&lt;user</text:span><text:span text:style-name="T167">&gt;</text:span><text:span text:style-name="T5"><text:note text:id="ftn2" text:note-class="footnote"><text:note-citation>2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26">Press the Super (Windows/command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97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9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6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05">Esc</text:span><text:span text:style-name="T204">, </text:span><text:span text:style-name="T205">Delete</text:span><text:span text:style-name="T204">, </text:span><text:span text:style-name="T205">F1</text:span><text:span text:style-name="T204">, </text:span><text:span text:style-name="T205">F2</text:span><text:span text:style-name="T204">, </text:span><text:span text:style-name="T205">F9</text:span><text:span text:style-name="T204">, </text:span><text:span text:style-name="T205">F10</text:span><text:span text:style-name="T204">, </text:span><text:span text:style-name="T205">F11</text:span><text:span text:style-name="T204">, or </text:span><text:span text:style-name="T205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7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70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88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87">karelzimmer.nl/en</text:span></text:a><text:span text:style-name="T63">, under </text:span><text:span text:style-name="Sterk_20_accent_20_voetnoot"><text:span text:style-name="T86">Linux</text:span></text:span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3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6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16">At</text:span> <text:span text:style-name="Strong_20_Emphasis"><text:span text:style-name="T218">Select your ke</text:span></text:span><text:span text:style-name="Strong_20_Emphasis"><text:span text:style-name="T216">yboard </text:span></text:span><text:span text:style-name="Strong_20_Emphasis"><text:span text:style-name="T21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1">Choose</text:span><text:span text:style-name="T189"> </text:span><text:span text:style-name="Strong_20_Emphasis"><text:span text:style-name="T189">English (US)</text:span></text:span><text:span text:style-name="T189"> </text:span><text:span text:style-name="T191">a</text:span><text:span text:style-name="T190">n</text:span><text:span text:style-name="T191">d </text:span><text:span text:style-name="T192">variant</text:span><text:span text:style-name="T191"> </text:span><text:span text:style-name="Strong_20_Emphasis"><text:span text:style-name="T190">English (US, intl., with dead keys)</text:span></text:span><text:span text:style-name="T190"> </text:span><text:span text:style-name="T130">and click </text:span><text:span text:style-name="Strong_20_Emphasis"><text:span text:style-name="T130">Next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6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1">At</text:span><text:span text:style-name="T142"> </text:span><text:span text:style-name="Strong_20_Emphasis"><text:span text:style-name="T143">What apps would you like to install to start with?</text:span></text:span><text:span text:style-name="T143"> </text:span><text:span text:style-name="T141">choose</text:span><text:span text:style-name="T143"> </text:span><text:span text:style-name="Strong_20_Emphasis"><text:span text:style-name="T143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6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9">At</text:span><text:span text:style-name="T135"> </text:span><text:span text:style-name="Strong_20_Emphasis"><text:span text:style-name="T140">Create your account</text:span>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46">E</text:span><text:span text:style-name="T135">nter your </text:span><text:span text:style-name="T151">Your n</text:span><text:span text:style-name="T150">ame </text:span><text:span text:style-name="T196">&lt;user</text:span><text:span text:style-name="T180">&gt;</text:span><text:span text:style-name="T147">, <text:line-break/></text:span><text:span text:style-name="T137">Y</text:span><text:span text:style-name="Strong_20_Emphasis"><text:span text:style-name="T136">our computer</text:span></text:span><text:span text:style-name="Strong_20_Emphasis"><text:span text:style-name="T137">'s name</text:span></text:span><text:span text:style-name="T7"> &lt;computerna</text:span><text:span text:style-name="T8">me&gt;</text:span><text:span text:style-name="T148">,</text:span><text:span text:style-name="Strong_20_Emphasis"><text:span text:style-name="T154"><text:line-break/></text:span></text:span><text:span text:style-name="Strong_20_Emphasis"><text:span text:style-name="T138">Pick</text:span></text:span><text:span text:style-name="Strong_20_Emphasis"><text:span text:style-name="T155"> a usernam</text:span></text:span><text:span text:style-name="T136">e</text:span><text:span text:style-name="T148"> &lt;</text:span><text:span text:style-name="T7">USERna</text:span><text:span text:style-name="T8">me&gt;</text:span><text:span text:style-name="T148">,</text:span><text:span text:style-name="Strong_20_Emphasis"><text:span text:style-name="T154"><text:line-break/></text:span></text:span><text:span text:style-name="T134">enter a </text:span><text:span text:style-name="Strong_20_Emphasis"><text:span text:style-name="T149">password</text:span></text:span><text:span text:style-name="T134"> twice </text:span><text:span text:style-name="T144">and click </text:span><text:span text:style-name="Strong_20_Emphasis"><text:span text:style-name="T152">Next</text:span></text:span><text:span text:style-name="T144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4">&lt;user</text:span><text:span text:style-name="T168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6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6" svg:width="0.35cm" svg:height="0.35cm" draw:control="control18"/></text:span></text:p>
          </table:table-cell>
          <table:table-cell table:style-name="_33_._5f_Installatie_5f_afronden.C5" office:value-type="string">
            <text:p text:style-name="P79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13"><text:span text:style-name="T117">Press the Super (Windows/command) key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97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9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6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5"><text:span text:style-name="Strong_20_Emphasis"><text:span text:style-name="T16">S</text:span></text:span><text:span text:style-name="Strong_20_Emphasis"><text:span text:style-name="T153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6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6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94">&lt;user</text:span><text:span text:style-name="T168">&gt;</text:span><text:span text:style-name="T34"><text:note text:id="ftn8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6" svg:width="0.35cm" svg:height="0.35cm" draw:control="control14"/></text:span></text:p>
          </table:table-cell>
          <table:table-cell table:style-name="Tabel2.D2" office:value-type="string">
            <text:p text:style-name="P73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6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6" svg:width="0.35cm" svg:height="0.35cm" draw:control="control21"/></text:span></text:p>
          </table:table-cell>
          <table:table-cell table:style-name="Tabel2.D5" office:value-type="string">
            <text:p text:style-name="P80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8"/>
      <text:p text:style-name="P45"><text:span text:style-name="T128">End of checklist,</text:span><text:span text:style-name="T129"> </text:span><text:span text:style-name="T125"><text:user-field-get text:name="Distro">Ubuntu</text:user-field-get></text:span><text:span text:style-name="T127"><text:s/></text:span><text:span text:style-name="T124"><text:user-field-get text:name="Version">24.04 LTS</text:user-field-get></text:span><text:span text:style-name="T124"><text:s/></text:span><text:span text:style-name="T126">Desktop</text:span><text:span text:style-name="T88"> </text:span><text:span text:style-name="T128">installation is complete.</text:span></text:p>
      <text:p text:style-name="P20"/>
      <text:p text:style-name="P18"><text:span text:style-name="T206">Written</text:span><text:span text:style-name="T207"> </text:span><text:span text:style-name="T206">by</text:span><text:span text:style-name="T207"> </text:span><text:a xlink:type="simple" xlink:href="mailto:info@karelzimmer.nl?subject=Checklist%20installation%20Linux" text:style-name="Internet_20_link" text:visited-style-name="Visited_20_Internet_20_Link"><text:span text:style-name="T213">Karel Zimmer</text:span></text:a><text:span text:style-name="T208">.</text:span></text:p>
      <text:p text:style-name="P19"><text:span text:style-name="T211">License </text:span><text:span text:style-name="T209">C</text:span><text:span text:style-name="T210">C0</text:span><text:span text:style-name="T208"> 1.0 </text:span><text:span text:style-name="T21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2"><text:s/></text:span><text:span text:style-name="T21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3-16T11:17:20.609799837">1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7:20.473639273</dc:date>
    <meta:keyword>Installatie</meta:keyword>
    <meta:keyword>Checklist</meta:keyword>
    <meta:keyword>Linux</meta:keyword>
    <meta:editing-cycles>6977</meta:editing-cycles>
    <meta:editing-duration>P12DT7H49M40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500" meta:character-count="3066" meta:non-whitespace-character-count="2599"/>
    <meta:user-defined meta:name="Info 1"/>
    <meta:user-defined meta:name="Info 2"/>
    <meta:user-defined meta:name="Info 3"/>
    <meta:user-defined meta:name="Info 4"/>
  </office:meta>
</office:document-meta>
</file>